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21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doop software to be installed as per directions given in site</text:p>
      <text:p text:style-name="P1"><text:a xlink:type="simple" xlink:href="https://hadoop.apache.org/docs/stable/hadoop-project-dist/hadoop-common/SingleCluster.html" text:style-name="Internet_20_link" text:visited-style-name="Visited_20_Internet_20_Link">https://hadoop.apache.org/docs/stable/hadoop-project-dist/hadoop-common/SingleCluster.html</text:a> </text:p>
      <text:p text:style-name="P1"><text:a xlink:type="simple" xlink:href="https://hadoop.apache.org/docs/stable/hadoop-project-dist/hadoop-common/SingleCluster.html" office:target-frame-name="_blank" xlink:show="new" text:style-name="Internet_20_link" text:visited-style-name="Visited_20_Internet_20_Link">t</text:a>They can either go for Ubuntu or Windows installation whichever they feel convenient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20:01:19.499025829</meta:creation-date>
    <dc:date>2022-03-12T20:08:52.883211560</dc:date>
    <meta:editing-duration>PT7M33S</meta:editing-duration>
    <meta:editing-cycles>1</meta:editing-cycles>
    <meta:document-statistic meta:table-count="0" meta:image-count="0" meta:object-count="0" meta:page-count="1" meta:paragraph-count="3" meta:word-count="25" meta:character-count="239" meta:non-whitespace-character-count="216"/>
    <meta:generator>LibreOffice/6.4.6.2$Linux_X86_64 LibreOffice_project/40$Build-2</meta:generator>
  </office:meta>
</office:document-meta>
</file>